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Title</text:p>
          </draw:text-box>
        </draw:frame>
        <draw:frame presentation:style-name="pr2" draw:layer="layout" svg:width="24.639cm" svg:height="12.179cm" svg:x="1.4cm" svg:y="4.914cm" presentation:class="subtitle">
          <draw:text-box>
            <text:p>Chord and RUDP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Internet-of-Things (IoT)</text:p>
              </text:list-item>
              <text:list-item>
                <text:p>MediaSense</text:p>
              </text:list-item>
              <text:list-item>
                <text:p>Peer-to-peer lookup sevice based on <text:s/>DHT =&gt; Chord</text:p>
              </text:list-item>
              <text:list-item>
                <text:p>Reliable packet based data transmission =&gt; RUD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Method picture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HT Theory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Database that stores Key-Value pairs</text:p>
              </text:list-item>
              <text:list-item>
                <text:p>Decentralised / self organising</text:p>
              </text:list-item>
              <text:list-item>
                <text:p>Virtual ring</text:p>
              </text:list-item>
              <text:list-item>
                <text:p>Maximum query effort is O(log2(n))</text:p>
              </text:list-item>
              <text:list-item>
                <text:p>Self repair mechanis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HT Implementation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RUDP Theory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Based on UDP</text:p>
              </text:list-item>
              <text:list-item>
                <text:p>Reliable</text:p>
                <text:list>
                  <text:list-item>
                    <text:p>Correctness</text:p>
                  </text:list-item>
                  <text:list-item>
                    <text:p>Order</text:p>
                  </text:list-item>
                  <text:list-item>
                    <text:p>Acknowledgement of packets</text:p>
                  </text:list-item>
                  <text:list-item>
                    <text:p>Resending of packets</text:p>
                  </text:list-item>
                </text:list>
              </text:list-item>
              <text:list-item>
                <text:p>Flow control</text:p>
              </text:list-item>
              <text:list-item>
                <text:p>Data in the FIRST pack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RUDP Implementation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Animation of DHT a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valuatio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Show graphs of bot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nclusion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roblem solved!</text:p>
              </text:list-item>
              <text:list-item>
                <text:p>DHT and RUDP fulfil the set requirement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uture work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Flexible connection parameters for RUDP like</text:p>
                <text:list>
                  <text:list-item>
                    <text:p>Variable window size</text:p>
                  </text:list-item>
                  <text:list-item>
                    <text:p>Different ACK packet timer strategy</text:p>
                  </text:list-item>
                  <text:list-item>
                    <text:p>Flexible send timeout based on RTT</text:p>
                  </text:list-item>
                </text:list>
              </text:list-item>
              <text:list-item>
                <text:p>Consider security vulnerabilit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73cm" svg:x="1.4cm" svg:y="0.804cm" presentation:class="title" presentation:user-transformed="true">
          <draw:text-box>
            <text:p>Thank you!<text:line-break/>Any questions?</text:p>
          </draw:text-box>
        </draw:frame>
        <draw:frame presentation:style-name="pr4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CMU Sans Serif'" style:font-style-name="Standard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04T14:23:54</meta:creation-date>
    <dc:date>2012-06-04T16:36:19</dc:date>
    <meta:editing-duration>PT1H28M44S</meta:editing-duration>
    <meta:editing-cycles>4</meta:editing-cycles>
    <meta:generator>LibreOffice/3.5$Linux_X86_64 LibreOffice_project/350m1$Build-2</meta:generator>
    <meta:document-statistic meta:object-count="69"/>
  </office:meta>
</office:document-meta>
</file>